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083in" style:rel-column-width="21838*"/>
    </style:style>
    <style:style style:name="Table1.B" style:family="table-column">
      <style:table-column-properties style:column-width="2.084in" style:rel-column-width="19716*"/>
    </style:style>
    <style:style style:name="Table1.C" style:family="table-column">
      <style:table-column-properties style:column-width="2.5347in" style:rel-column-width="2398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3083in" style:rel-column-width="21838*"/>
    </style:style>
    <style:style style:name="Table2.B" style:family="table-column">
      <style:table-column-properties style:column-width="2.084in" style:rel-column-width="19716*"/>
    </style:style>
    <style:style style:name="Table2.C" style:family="table-column">
      <style:table-column-properties style:column-width="2.5347in" style:rel-column-width="23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fo:break-before="page" table:align="margins"/>
    </style:style>
    <style:style style:name="Table3.A" style:family="table-column">
      <style:table-column-properties style:column-width="2.1007in" style:rel-column-width="19874*"/>
    </style:style>
    <style:style style:name="Table3.B" style:family="table-column">
      <style:table-column-properties style:column-width="1.2326in" style:rel-column-width="11661*"/>
    </style:style>
    <style:style style:name="Table3.C" style:family="table-column">
      <style:table-column-properties style:column-width="3.5938in" style:rel-column-width="3400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4132in" style:rel-column-width="22830*"/>
    </style:style>
    <style:style style:name="Table4.B" style:family="table-column">
      <style:table-column-properties style:column-width="0.9118in" style:rel-column-width="8626*"/>
    </style:style>
    <style:style style:name="Table4.C" style:family="table-column">
      <style:table-column-properties style:column-width="3.6021in" style:rel-column-width="34079*"/>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paragraph-properties fo:break-before="page"/>
      <style:text-properties fo:font-weight="normal" style:font-weight-asian="normal" style:font-weight-complex="normal"/>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fo:font-style="normal" style:font-style-asian="normal" style:font-style-complex="normal"/>
    </style:style>
    <style:style style:name="P10" style:family="paragraph" style:parent-style-name="Table_20_Contents">
      <style:paragraph-properties fo:text-align="center" style:justify-single-word="false" fo:background-color="#b3b3b3">
        <style:background-image/>
      </style:paragraph-properties>
    </style:style>
    <style:style style:name="P11" style:family="paragraph" style:parent-style-name="Table_20_Contents">
      <style:paragraph-properties fo:text-align="center" style:justify-single-word="false" fo:background-color="#b3b3b3">
        <style:background-image/>
      </style:paragraph-properties>
      <style:text-properties fo:font-style="normal" style:font-style-asian="normal" style:font-style-complex="normal"/>
    </style:style>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2">
      <style:text-properties fo:font-weight="normal" style:font-weight-asian="normal" style:font-weight-complex="normal"/>
    </style:style>
    <style:style style:name="P28" style:family="paragraph" style:parent-style-name="Standard" style:list-style-name="L2">
      <style:text-properties fo:font-weight="normal" style:font-weight-asian="normal" style:font-weight-complex="normal"/>
    </style:style>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3" style:family="paragraph" style:parent-style-name="Standard">
      <style:paragraph-properties fo:break-before="page"/>
    </style:style>
    <style:style style:name="P34" style:family="paragraph" style:parent-style-name="Table_20_Contents">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ourceBrokers</text:p>
      <text:list text:style-name="L1">
        <text:list-item>
          <text:p text:style-name="P12">Local</text:p>
        </text:list-item>
        <text:list-item>
          <text:p text:style-name="P12">LocalQ</text:p>
        </text:list-item>
        <text:list-item>
          <text:p text:style-name="P12">Ssh</text:p>
        </text:list-item>
        <text:list-item>
          <text:p text:style-name="P12">CommandlineSsh</text:p>
        </text:list-item>
        <text:list-item>
          <text:p text:style-name="P12">Globus</text:p>
        </text:list-item>
        <text:list-item>
          <text:p text:style-name="P12">GT4</text:p>
        </text:list-item>
        <text:list-item>
          <text:p text:style-name="P12">WSGT4</text:p>
        </text:list-item>
        <text:list-item>
          <text:p text:style-name="P12">Glite</text:p>
        </text:list-item>
        <text:list-item>
          <text:p text:style-name="P12">GridSAM</text:p>
        </text:list-item>
        <text:list-item>
          <text:p text:style-name="P12">PBS</text:p>
        </text:list-item>
        <text:list-item>
          <text:p text:style-name="P12">SGE</text:p>
        </text:list-item>
        <text:list-item>
          <text:p text:style-name="P12">ProActive</text:p>
        </text:list-item>
        <text:list-item>
          <text:p text:style-name="P12">Zorilla</text:p>
        </text:list-item>
      </text:list>
      <text:p text:style-name="Standard"/>
      <text:p text:style-name="P5"/>
      <text:p text:style-name="P6">Sandboxes and staging</text:p>
      <text:p text:style-name="P1"/>
      <text:p text:style-name="P1">When a job is executed with JavaGAT it runs in a so called sandbox, which is a safe environment (in fact a directory) where there are no existing files except the prestaged files. Before the job is executed JavaGAT creates the sandbox and stages all prestage files to it. The normal behavior of the sandbox during the job execution is as follows:</text:p>
      <text:list text:style-name="L2">
        <text:list-item>
          <text:p text:style-name="P25">creation of a new (unique) sandbox directory on the host where the job is submitted to</text:p>
        </text:list-item>
        <text:list-item>
          <text:p text:style-name="P25">pre staging of all prestage files to the sandbox</text:p>
        </text:list-item>
        <text:list-item>
          <text:p text:style-name="P25">execution of the job</text:p>
        </text:list-item>
        <text:list-item>
          <text:p text:style-name="P25">post staging of all poststage files </text:p>
        </text:list-item>
        <text:list-item>
          <text:p text:style-name="P25">deleting and wiping of pre / poststage files</text:p>
        </text:list-item>
        <text:list-item>
          <text:p text:style-name="P25">deleting the sandbox and all its contents</text:p>
        </text:list-item>
      </text:list>
      <text:p text:style-name="P1"/>
      <text:p text:style-name="P2">Sandbox attributes</text:p>
      <text:p text:style-name="P1">There are a number of attributes of the SoftwareDescription that can change the normal behavior:</text:p>
      <text:p text:style-name="P3">“sandbox.root”<text:tab/><text:span text:style-name="T1">changes the sandbox root from the default entry point to the given <text:tab/><text:tab/><text:tab/>URI. In this root a new unique sandbox is created.</text:span></text:p>
      <text:p text:style-name="P3">“sandbox.disable”<text:tab/><text:span text:style-name="T1">disables the creation (and deletion) of a new unique sandbox, the <text:tab/><text:tab/><text:tab/><text:tab/>job will run in the sandbox root (either the entry point, or set <text:tab/><text:tab/><text:tab/><text:tab/>using the attribute “sandbox.root”.</text:span></text:p>
      <text:p text:style-name="P3">“sandbox.delete”<text:span text:style-name="T1"><text:tab/>if set to “false”, the step 6 of the normal behavior is skipped. This <text:tab/><text:tab/><text:tab/><text:tab/>might be useful during debugging or in workflow environments if <text:tab/><text:tab/><text:tab/><text:tab/>the sandbox is reused for a new job.</text:span></text:p>
      <text:p text:style-name="P31"/>
      <text:p text:style-name="P32">A note about staging</text:p>
      <text:p text:style-name="P1">The table below shows where a prestage file will end up in the sandbox.</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8">source file</text:p>
          </table:table-cell>
          <table:table-cell table:style-name="Table1.A1" office:value-type="string">
            <text:p text:style-name="P8">destination file</text:p>
          </table:table-cell>
          <table:table-cell table:style-name="Table1.C1" office:value-type="string">
            <text:p text:style-name="P8">remote location</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
      <text:p text:style-name="P1"/>
      <text:p text:style-name="P1">As you can see it is possible to stage files to locations out of the sandbox. Please be careful if you use this. These files will not be automatically deleted and may overwrite existing files. Even with a relative destination path it is possible to jump out of the sandbox using a relative path starting with “../”.</text:p>
      <text:p text:style-name="P1"/>
      <text:p text:style-name="P1"/>
      <text:p text:style-name="P7">The table below shows where poststage files will end up.</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8">source file</text:p>
          </table:table-cell>
          <table:table-cell table:style-name="Table2.A1" office:value-type="string">
            <text:p text:style-name="P8">destination file</text:p>
          </table:table-cell>
          <table:table-cell table:style-name="Table2.C1" office:value-type="string">
            <text:p text:style-name="P8">remote location</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
      <text:p text:style-name="P1"/>
      <text:p text:style-name="P2">Deleting and wiping of files</text:p>
      <text:p text:style-name="P4">The files inside the sandbox are automatically deleted upon job termination. Files outside the sandbox should be explicitly deleted (if wanted). Further, if the attribute “sandbox.delete” is set to false and/or “sandbox.disable” is set to true and one wishes to delete some files upon job termination, this should also be done explicitly. JavaGAT also offers the possibility to wipe files (i.e. overwrite the files and then delete them, so that not only the file reference is deleted, but also the file contents are deleted).</text:p>
      <text:p text:style-name="P4"/>
      <text:p text:style-name="P4">A file that should be deleted can be added to a SoftwareDescription using the method addDeletedFile(File file). A file that should be wiped can be added using the method addWipedFile(File file). There are also convenient methods to automatically add all pre stage files or post stage files to the deleted or wiped list:</text:p>
      <text:p text:style-name="P4"/>
      <text:p text:style-name="P4">setDeletePostStaged(boolean) <text:line-break/>setDeletePreStaged(boolean) <text:line-break/>setWipePostStaged(boolean) <text:line-break/>setWipePreStaged(boolean)</text:p>
      <text:p text:style-name="P1"/>
      <text:p text:style-name="P6">Need for a Wrapper Application</text:p>
      <text:p text:style-name="P1"/>
      <text:p text:style-name="P1">The use of JavaGAT at grids with node based queues can be improved using the JavaGAT wrapper application. In the following example we show in which cases it can make sense to use the JavaGAT application:</text:p>
      <text:p text:style-name="P1"/>
      <text:p text:style-name="P1">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1"/>
      <text:p text:style-name="P1">What would happen if we used normal job submission of the JavaGAT, all jobs would run on a different node, thereby only using 1 CPU and wasting the compute power of the other three CPUs.</text:p>
      <text:p text:style-name="P1"/>
      <text:p text:style-name="P1">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1"/>
      <text:p text:style-name="P2">Notes:</text:p>
      <text:p text:style-name="P1">All job descriptions with the attribute “wrapper.enable” with the value “true”, will be submitted using the wrapper application.</text:p>
      <text:p text:style-name="P1"/>
      <text:p text:style-name="P1">All wrapper job submissions between a broker.startMultiJob() and a broker.endMultiJob will be executed on the same node</text:p>
      <text:p text:style-name="P1"/>
      <text:p text:style-name="P1">Because the prestage files are directly staged, it is possible to stage them to the nodes local disk (which possibly allows you to have larger prestage files), using the attribute “sandbox.root” set to “/usr/local” or another path that refers to the local disk. (If you want to set the sandbox root of the wrapper itself use the attribute “wrapper.sandbox.root”)</text:p>
      <text:p text:style-name="P1"/>
      <text:p text:style-name="P1">When the number of jobs in a MultiJob is larger than the number of CPUs, it can make sense to use the preference “wrapper.concurrentjobs.max” and set it to the number of CPUs. The wrapper application then executes at most this number of jobs concurrently. Only if one of the running jobs stops, a new job is started.</text:p>
      <text:p text:style-name="P1"/>
      <text:p text:style-name="P1">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1"/>
      <text:p text:style-name="P1">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1">“ResourceBroker.adaptor.name” -&gt; used to indicate how the wrapper application is submitted (for instance with globus), the wrapped jobs are always submitted with the local resourcebroker, there's no way to change this.</text:p>
      <text:p text:style-name="P1">“useWrapper”, “true” -&gt; indicates that the job should be submitted using the wrapper application. The wrapper application itself sets the useWrapper to “false” for the jobs it submits.</text:p>
      <text:p text:style-name="P1">“sandboxRoot” -&gt; root of the wrapper application sandbox</text:p>
      <text:p text:style-name="P1">“wrappedSandboxRoot” -&gt; root of the wrapped application(s) sandbox(es)</text:p>
      <text:p text:style-name="P1"/>
      <text:p text:style-name="P1">Although a node might have multiple CPUs, the memory and disk space is shared between the jobs</text:p>
      <text:p text:style-name="P1"/>
      <text:p text:style-name="P1">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1"/>
      <text:p text:style-name="P1">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6">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text:p text:style-name="P6">SoftwareDescription attributes</text:p>
      <table:table table:name="Table3" table:style-name="Table3">
        <table:table-column table:style-name="Table3.A"/>
        <table:table-column table:style-name="Table3.B"/>
        <table:table-column table:style-name="Table3.C"/>
        <table:table-row>
          <table:table-cell table:style-name="Table3.A1" office:value-type="string">
            <text:p text:style-name="P8">name</text:p>
          </table:table-cell>
          <table:table-cell table:style-name="Table3.A1" office:value-type="string">
            <text:p text:style-name="P8">values</text:p>
          </table:table-cell>
          <table:table-cell table:style-name="Table3.C1" office:value-type="string">
            <text:p text:style-name="P8">description</text:p>
          </table:table-cell>
        </table:table-row>
        <table:table-row>
          <table:table-cell table:style-name="Table3.A2" table:number-columns-spanned="3" office:value-type="string">
            <text:p text:style-name="P11">general</text:p>
          </table:table-cell>
          <table:covered-table-cell/>
          <table:covered-table-cell/>
        </table:table-row>
        <table:table-row>
          <table:table-cell table:style-name="Table3.A3" office:value-type="string">
            <text:p text:style-name="P9">executable</text:p>
          </table:table-cell>
          <table:table-cell table:style-name="Table3.A3" office:value-type="string">
            <text:p text:style-name="P9"/>
          </table:table-cell>
          <table:table-cell table:style-name="Table3.A2" office:value-type="string">
            <text:p text:style-name="P9">use SoftwareDescription.setExecutable</text:p>
          </table:table-cell>
        </table:table-row>
        <table:table-row>
          <table:table-cell table:style-name="Table3.A3" office:value-type="string">
            <text:p text:style-name="P9">arguments</text:p>
          </table:table-cell>
          <table:table-cell table:style-name="Table3.A3" office:value-type="string">
            <text:p text:style-name="P9"/>
          </table:table-cell>
          <table:table-cell table:style-name="Table3.A2" office:value-type="string">
            <text:p text:style-name="P9">use SoftwareDescription.setArguments</text:p>
          </table:table-cell>
        </table:table-row>
        <table:table-row>
          <table:table-cell table:style-name="Table3.A3" office:value-type="string">
            <text:p text:style-name="P9">environment</text:p>
          </table:table-cell>
          <table:table-cell table:style-name="Table3.A3" office:value-type="string">
            <text:p text:style-name="P9"/>
          </table:table-cell>
          <table:table-cell table:style-name="Table3.A2" office:value-type="string">
            <text:p text:style-name="P9">use SoftwareDescription.setEnvironment</text:p>
          </table:table-cell>
        </table:table-row>
        <table:table-row>
          <table:table-cell table:style-name="Table3.A3" office:value-type="string">
            <text:p text:style-name="P9">stdin</text:p>
          </table:table-cell>
          <table:table-cell table:style-name="Table3.A3" office:value-type="string">
            <text:p text:style-name="P9"/>
          </table:table-cell>
          <table:table-cell table:style-name="Table3.A2" office:value-type="string">
            <text:p text:style-name="P9">use SoftwareDescription.setStdin</text:p>
          </table:table-cell>
        </table:table-row>
        <table:table-row>
          <table:table-cell table:style-name="Table3.A3" office:value-type="string">
            <text:p text:style-name="P9">stderr</text:p>
          </table:table-cell>
          <table:table-cell table:style-name="Table3.A3" office:value-type="string">
            <text:p text:style-name="P9"/>
          </table:table-cell>
          <table:table-cell table:style-name="Table3.A2" office:value-type="string">
            <text:p text:style-name="P9">use SoftwareDescription.setStderr</text:p>
          </table:table-cell>
        </table:table-row>
        <table:table-row>
          <table:table-cell table:style-name="Table3.A3" office:value-type="string">
            <text:p text:style-name="P9">stdout</text:p>
          </table:table-cell>
          <table:table-cell table:style-name="Table3.A3" office:value-type="string">
            <text:p text:style-name="P9"/>
          </table:table-cell>
          <table:table-cell table:style-name="Table3.A2" office:value-type="string">
            <text:p text:style-name="P9">use SoftwareDescription.setStdout</text:p>
          </table:table-cell>
        </table:table-row>
        <table:table-row>
          <table:table-cell table:style-name="Table3.A3" office:value-type="string">
            <text:p text:style-name="P9">count</text:p>
          </table:table-cell>
          <table:table-cell table:style-name="Table3.A3" office:value-type="string">
            <text:p text:style-name="P9"/>
          </table:table-cell>
          <table:table-cell table:style-name="Table3.A2" office:value-type="string">
            <text:p text:style-name="P9">the number of times this softwaredescription should be run</text:p>
          </table:table-cell>
        </table:table-row>
        <table:table-row>
          <table:table-cell table:style-name="Table3.A3" office:value-type="string">
            <text:p text:style-name="P9">host.count</text:p>
          </table:table-cell>
          <table:table-cell table:style-name="Table3.A3" office:value-type="string">
            <text:p text:style-name="P9"/>
          </table:table-cell>
          <table:table-cell table:style-name="Table3.A2" office:value-type="string">
            <text:p text:style-name="P9">the number of nodes on which the softwaredescription is distributed</text:p>
          </table:table-cell>
        </table:table-row>
        <table:table-row>
          <table:table-cell table:style-name="Table3.A3" office:value-type="string">
            <text:p text:style-name="P9">time.max</text:p>
          </table:table-cell>
          <table:table-cell table:style-name="Table3.A3" office:value-type="string">
            <text:p text:style-name="P9"/>
          </table:table-cell>
          <table:table-cell table:style-name="Table3.A2" office:value-type="string">
            <text:p text:style-name="P9">the maximum time the executable may run (minutes)</text:p>
          </table:table-cell>
        </table:table-row>
        <table:table-row>
          <table:table-cell table:style-name="Table3.A3" office:value-type="string">
            <text:p text:style-name="P9">walltime.max</text:p>
          </table:table-cell>
          <table:table-cell table:style-name="Table3.A3" office:value-type="string">
            <text:p text:style-name="P9"/>
          </table:table-cell>
          <table:table-cell table:style-name="Table3.A2" office:value-type="string">
            <text:p text:style-name="P9">the maximum wall time (minutes)</text:p>
          </table:table-cell>
        </table:table-row>
        <table:table-row>
          <table:table-cell table:style-name="Table3.A3" office:value-type="string">
            <text:p text:style-name="P9">cputime.max</text:p>
          </table:table-cell>
          <table:table-cell table:style-name="Table3.A3" office:value-type="string">
            <text:p text:style-name="P9"/>
          </table:table-cell>
          <table:table-cell table:style-name="Table3.A2" office:value-type="string">
            <text:p text:style-name="P9">the maximum cpu time (minutes)</text:p>
          </table:table-cell>
        </table:table-row>
        <table:table-row>
          <table:table-cell table:style-name="Table3.A3" office:value-type="string">
            <text:p text:style-name="P9">dryrun</text:p>
          </table:table-cell>
          <table:table-cell table:style-name="Table3.A3" office:value-type="string">
            <text:p text:style-name="P9"/>
          </table:table-cell>
          <table:table-cell table:style-name="Table3.A2" office:value-type="string">
            <text:p text:style-name="P9">if set, don't submit but return success</text:p>
          </table:table-cell>
        </table:table-row>
        <table:table-row>
          <table:table-cell table:style-name="Table3.A3" office:value-type="string">
            <text:p text:style-name="P9">memory.min</text:p>
          </table:table-cell>
          <table:table-cell table:style-name="Table3.A3" office:value-type="string">
            <text:p text:style-name="P9"/>
          </table:table-cell>
          <table:table-cell table:style-name="Table3.A2" office:value-type="string">
            <text:p text:style-name="P9">minimal memory required (MB)</text:p>
          </table:table-cell>
        </table:table-row>
        <table:table-row>
          <table:table-cell table:style-name="Table3.A3" office:value-type="string">
            <text:p text:style-name="P9">memory.max</text:p>
          </table:table-cell>
          <table:table-cell table:style-name="Table3.A3" office:value-type="string">
            <text:p text:style-name="P9"/>
          </table:table-cell>
          <table:table-cell table:style-name="Table3.A2" office:value-type="string">
            <text:p text:style-name="P9">maximal memory required (MB)</text:p>
          </table:table-cell>
        </table:table-row>
        <table:table-row>
          <table:table-cell table:style-name="Table3.A3" office:value-type="string">
            <text:p text:style-name="P9">savestate</text:p>
          </table:table-cell>
          <table:table-cell table:style-name="Table3.A3" office:value-type="string">
            <text:p text:style-name="P9"/>
          </table:table-cell>
          <table:table-cell table:style-name="Table3.A2" office:value-type="string">
            <text:p text:style-name="P9">keep job data persistent for restart</text:p>
          </table:table-cell>
        </table:table-row>
        <table:table-row>
          <table:table-cell table:style-name="Table3.A3" office:value-type="string">
            <text:p text:style-name="P9">machine.node</text:p>
          </table:table-cell>
          <table:table-cell table:style-name="Table3.A3" office:value-type="string">
            <text:p text:style-name="P9"/>
          </table:table-cell>
          <table:table-cell table:style-name="Table3.A2" office:value-type="string">
            <text:p text:style-name="P9"/>
          </table:table-cell>
        </table:table-row>
        <table:table-row>
          <table:table-cell table:style-name="Table3.A3" office:value-type="string">
            <text:p text:style-name="P9">job.type</text:p>
          </table:table-cell>
          <table:table-cell table:style-name="Table3.A3" office:value-type="string">
            <text:p text:style-name="P9"/>
          </table:table-cell>
          <table:table-cell table:style-name="Table3.A2" office:value-type="string">
            <text:p text:style-name="P9"/>
          </table:table-cell>
        </table:table-row>
        <table:table-row>
          <table:table-cell table:style-name="Table3.A2" table:number-columns-spanned="3" office:value-type="string">
            <text:p text:style-name="P10">wrapper</text:p>
          </table:table-cell>
          <table:covered-table-cell/>
          <table:covered-table-cell/>
        </table:table-row>
        <table:table-row>
          <table:table-cell table:style-name="Table3.A3" office:value-type="string">
            <text:p text:style-name="Table_20_Contents">wrapper.outpu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want the stdout and stderr produced by the wrapper. The default location are “any:///wrapper.&lt;counter&gt;.stdout” and “any:///wrapper.&lt;counter&gt;.stderr”</text:p>
          </table:table-cell>
        </table:table-row>
        <table:table-row>
          <table:table-cell table:style-name="Table3.A3" office:value-type="string">
            <text:p text:style-name="Table_20_Contents">wrapper.output.location</text:p>
          </table:table-cell>
          <table:table-cell table:style-name="Table3.A3" office:value-type="string">
            <text:p text:style-name="Table_20_Contents">URI</text:p>
          </table:table-cell>
          <table:table-cell table:style-name="Table3.A2" office:value-type="string">
            <text:p text:style-name="Table_20_Contents">this is the location where the stdout and stderr of the wrapper are written to (needs wrapper.output set to “true”), the output is postfixed by a .&lt;counter&gt;.stderr or .&lt;counter&gt;.stdout. </text:p>
          </table:table-cell>
        </table:table-row>
        <table:table-row>
          <table:table-cell table:style-name="Table3.A3" office:value-type="string">
            <text:p text:style-name="Table_20_Contents">wrapper.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similar to sandbox.root, except this root is used for the wrapper application, whereas sandbox.root is used for the wrapped job</text:p>
          </table:table-cell>
        </table:table-row>
        <table:table-row>
          <table:table-cell table:style-name="Table3.A3" office:value-type="string">
            <text:p text:style-name="Table_20_Contents">wrapper.prestage</text:p>
            <text:p text:style-name="Table_20_Contents">(waitForPreStage)</text:p>
          </table:table-cell>
          <table:table-cell table:style-name="Table3.A3" office:value-type="string">
            <text:p text:style-name="Table_20_Contents">“sequential”, “parallel”</text:p>
          </table:table-cell>
          <table:table-cell table:style-name="Table3.A2" office:value-type="string">
            <text:p text:style-name="Table_20_Contents"/>
          </table:table-cell>
        </table:table-row>
        <text:soft-page-break/>
        <table:table-row>
          <table:table-cell table:style-name="Table3.A3" office:value-type="string">
            <text:p text:style-name="Table_20_Contents">wrapper.debu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verbose</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timin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enable</text:p>
            <text:p text:style-name="Table_20_Contents">(useLocalDisk)</text:p>
          </table:table-cell>
          <table:table-cell table:style-name="Table3.A3" office:value-type="string">
            <text:p text:style-name="Table_20_Contents">“true”, “false”</text:p>
          </table:table-cell>
          <table:table-cell table:style-name="Table3.A2" office:value-type="string">
            <text:p text:style-name="Table_20_Contents">enable job submission using a wrapper</text:p>
          </table:table-cell>
        </table:table-row>
        <table:table-row>
          <table:table-cell table:style-name="Table3.A3" office:value-type="string">
            <text:p text:style-name="Table_20_Contents">wrapper.remotegat.location</text:p>
          </table:table-cell>
          <table:table-cell table:style-name="Table3.A3" office:value-type="string">
            <text:p text:style-name="Table_20_Contents">URI</text:p>
          </table:table-cell>
          <table:table-cell table:style-name="Table3.A2" office:value-type="string">
            <text:p text:style-name="Table_20_Contents"/>
          </table:table-cell>
        </table:table-row>
        <table:table-row>
          <table:table-cell table:style-name="Table3.A3" office:value-type="string">
            <text:p text:style-name="Table_20_Contents">wrapper.java.home</text:p>
          </table:table-cell>
          <table:table-cell table:style-name="Table3.A3" office:value-type="string">
            <text:p text:style-name="Table_20_Contents"/>
          </table:table-cell>
          <table:table-cell table:style-name="Table3.A2" office:value-type="string">
            <text:p text:style-name="Table_20_Contents">use JavaSoftwareDescription!!</text:p>
          </table:table-cell>
        </table:table-row>
        <table:table-row>
          <table:table-cell table:style-name="Table3.A3" office:value-type="string">
            <text:p text:style-name="Table_20_Contents">wrapper.java.classpath</text:p>
          </table:table-cell>
          <table:table-cell table:style-name="Table3.A3" office:value-type="string">
            <text:p text:style-name="Table_20_Contents"/>
          </table:table-cell>
          <table:table-cell table:style-name="Table3.A2" office:value-type="string">
            <text:p text:style-name="Table_20_Contents"/>
          </table:table-cell>
        </table:table-row>
        <table:table-row>
          <table:table-cell table:style-name="Table3.A2" table:number-columns-spanned="3" office:value-type="string">
            <text:p text:style-name="P10">sandbox</text:p>
          </table:table-cell>
          <table:covered-table-cell/>
          <table:covered-table-cell/>
        </table:table-row>
        <table:table-row>
          <table:table-cell table:style-name="Table3.A3" office:value-type="string">
            <text:p text:style-name="Table_20_Contents">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this is the root location of the sandbox, in this location a new sandbox will be created. </text:p>
          </table:table-cell>
        </table:table-row>
        <table:table-row>
          <table:table-cell table:style-name="Table3.A3" office:value-type="string">
            <text:p text:style-name="Table_20_Contents">sandbox.useroo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don't want a new sandbox to be created in the sandbox root, but use the sandbox root as sandbox. Be careful, existing files could be overwritten</text:p>
          </table:table-cell>
        </table:table-row>
        <table:table-row>
          <table:table-cell table:style-name="Table3.A3" office:value-type="string">
            <text:p text:style-name="Table_20_Contents">sandbox.delete</text:p>
          </table:table-cell>
          <table:table-cell table:style-name="Table3.A3" office:value-type="string">
            <text:p text:style-name="Table_20_Contents">“true”, “false”</text:p>
            <text:p text:style-name="Table_20_Contents">default:</text:p>
            <text:p text:style-name="Table_20_Contents">“true”</text:p>
          </table:table-cell>
          <table:table-cell table:style-name="Table3.A2" office:value-type="string">
            <text:p text:style-name="Table_20_Contents">set to “false” if you don't want the sandbox to be deleted when the job has finished.</text:p>
          </table:table-cell>
        </table:table-row>
      </table:table>
      <text:p text:style-name="Standard"/>
      <text:p text:style-name="P5">preferences</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wrapper.concurrentjobs.max</text:p>
          </table:table-cell>
          <table:table-cell table:style-name="Table4.A1" office:value-type="string">
            <text:p text:style-name="Table_20_Contents">int</text:p>
          </table:table-cell>
          <table:table-cell table:style-name="Table4.C1" office:value-type="string">
            <text:p text:style-name="Table_20_Contents">the maximum number of jobs the wrapper is allowed to execute concurrentl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wrapper.remotegat.upload</text:p>
          </table:table-cell>
          <table:table-cell table:style-name="Table4.A2" office:value-type="string">
            <text:p text:style-name="Table_20_Contents">“well-known”, “sandbox”</text:p>
          </table:table-cell>
          <table:table-cell table:style-name="Table4.C2" office:value-type="string">
            <text:p text:style-name="Table_20_Contents"/>
          </table:table-cell>
        </table:table-row>
        <table:table-row>
          <table:table-cell table:style-name="Table4.A2" office:value-type="string">
            <text:p text:style-name="Table_20_Contents">globus.sandbox.gram</text:p>
          </table:table-cell>
          <table:table-cell table:style-name="Table4.A2" office:value-type="string">
            <text:p text:style-name="Table_20_Contents">“true”, “false” default: “false”</text:p>
          </table:table-cell>
          <table:table-cell table:style-name="Table4.C2" office:value-type="string">
            <text:p text:style-name="Table_20_Contents"/>
          </table:table-cell>
        </table:table-row>
      </table:table>
      <text:p text:style-name="Standard"/>
      <text:p text:style-name="P33">koala.priority</text:p>
      <text:p text:style-name="Standard">koala.flexible</text:p>
      <text:p text:style-name="Standard">koala.optimize.transfer</text:p>
      <text:p text:style-name="Standard"/>
      <text:p text:style-name="Standard">globus.queue</text:p>
      <text:p text:style-name="Standard"/>
      <text:p text:style-name="Standard">localq.job.priority</text:p>
      <text:p text:style-name="Standard"/>
      <text:p text:style-name="Standard">proactive.host.count.soft</text:p>
      <text:p text:style-name="Standard">proactive.class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17T16:12:56</dc:date>
    <meta:editing-cycles>16</meta:editing-cycles>
    <meta:editing-duration>P1DT1H41M4S</meta:editing-duration>
    <meta:user-defined meta:name="Info 1"/>
    <meta:user-defined meta:name="Info 2"/>
    <meta:user-defined meta:name="Info 3"/>
    <meta:user-defined meta:name="Info 4"/>
    <meta:document-statistic meta:table-count="4" meta:image-count="0" meta:object-count="0" meta:page-count="10" meta:paragraph-count="202" meta:word-count="2215" meta:character-count="14142"/>
  </office:meta>
</office:document-meta>
</file>